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In O’Connor’s fiction, freaks are no longer prodigious monsters, but peculiar figures that constitute an instrument of revelation rather than a source of entertainment; their freakery has more to do with eccentric behaviour and moral deviance than with corporeal anomaly. In one of her essays, O’Connor discusses the figure of the freak as typical of Southern writing:</text:p>
      <text:p text:style-name="P1">Whenever I’m asked why Southern writers particularly have a penchant for writing about freaks, I say it is because we are still able to recognize one. To be able to recognize a freak, you have to have some conception of the whole man, and in the South the general conception of man is still, in the main, theological.[. . .]. I think it is safe to say that while the South is hardly Christ-centered, it is most certainly Christ-haunted. The Southerner, who isn’t convinced of it, is very much afraid that he may have been formed in the image and likeness of God. Ghosts can be very fierce and instructive. They cast strange shadows, particularly in our literature. In any case, it is when the freak can be sensed as a figure for our essential displacement that he attains some depth in literature.<text:note text:id="ftn0" text:note-class="footnote"><text:note-citation>1</text:note-citation><text:note-body><text:p text:style-name="Footnote">Flannery O’Connor, Mystery and Manners [1969], eds. Sally and Robert Fitzgerald (New York: Farrar, Straus and Giroux, 1970), 44–45. Further references in the text abbreviated as MM.</text:p></text:note-body></text:note></text:p>
      <text:p text:style-name="First_20_paragraph">For O’Connor, the literary freak should produce a shocking effect, and above all, convey transcendental values, given her Christian and Catholic concerns. It is significant that her discussion of this figure appears included in an essay titled “Some Aspects of the Grotesque in Southern Fiction.” In her analysis of the grotesque, she foregrounds the features of distortion and eccentricity, possibility rather than probability. Distortion should not destroy, but contribute to the final revelation: “Distortion in this case is an instrument; exaggeration has a purpose [. . .]. This is not the kind of distortion that destroys; it is the kind that reveals, or should reveal” (MM, 162).<text:note text:id="ftn1" text:note-class="footnote"><text:note-citation>2</text:note-citation><text:note-body><text:p text:style-name="Footnote">The grotesque is a term “applied to a decorative art in sculpture, painting, and architecture, characterized by fantastic representations of human and animal forms often combined into formal distortions to the point of absurdity, ugliness, or caricature. It was so named after the ancient paintings and decorations found in the underground chambers (grotte) of Roman ruins. By extension, grotesque is applied to anything having the qualities of grotesque art: bizarre, incongruous, ugly, unnatural, fantastic, abnormal.” William Harmon, A Handbook to Literature [1936] (Upper Saddle River: Prentice Hall, 2006), 244.</text:p></text:note-body></text:note> O’Connor describes this kind of fiction as “wild, [. . .] violent and comic, because of the discrepancies that it seeks to combine” (MM, 43). In her letters, O’Connor similarly foregrounds the mixture of humour and terror in the description of her fiction: “everything funny I have written is more terrible than it is funny, or only funny because it is terrible, or only terrible because it is funny.”<text:note text:id="ftn2" text:note-class="footnote"><text:note-citation>3</text:note-citation><text:note-body><text:p text:style-name="Footnote">Flannery O’Connor, The Habit of Being, ed. Sally Fitzgerald (New York: Farrar, Straus and Giroux, 1979), 105.</text:p></text:note-body></text:note></text:p>
      <text:p text:style-name="Text_20_body">In O’Connor’s fiction, violence is never an end in itself. She makes use of it because, as she argues, “violence is strangely capable of returning my characters to reality and preparing them to accept their moment of grace”: “It is the extreme situation that best reveals what we are essentially” (MM, 112–113).</text:p>
      <text:p text:style-name="Text_20_body">O’Connor highlights the juxtaposition of “evil and grace,” even if her characters may not be fully conscious of their encounter with the latter. It is remarkable that the freak, sometimes a devilish figure in O’Connor’s fiction, becomes the instrument of revelation, the character that provokes the epiphany – the moment of grace. As has been pointed out, this epiphany has a two-fold significance in her fiction: “an appearance or manifestation of a divine being,” and “a sudden manifestation or intuitive grasp of the essential nature or meaning of reality through something usually simple and striking.” <text:note text:id="ftn3" text:note-class="footnote"><text:note-citation>4</text:note-citation><text:note-body><text:p text:style-name="Footnote">Boyd, “The Grotesque,” 323.</text:p></text:note-body></text:note> The point is that, frequently, the result of the epiphany is not sufficiently clarified in the text, which generates ambiguity and critical controversy, as many critics have pointed out:</text:p>
      <text:p text:style-name="P2">The wealth of these dualities and paradoxes in O’Connor’s fiction – the irony, the symbolic images, narrative displacement, and grotesque epiphanies – amplify the confusion and discomfort of the reader and render her fiction perhaps the most technically complex representation of the modern use of the grotesque.<text:note text:id="ftn4" text:note-class="footnote"><text:note-citation>5</text:note-citation><text:note-body><text:p text:style-name="Footnote">Boyd, “The Grotesque,” 324.</text:p></text:note-body></text:note></text:p>
      <text:p text:style-name="Horizontal_20_Line"/>
      <text:p text:style-name="First_20_paragraph">Notas</text:p>
      <text:p text:style-name="Text_20_body">Molly Boyd adds that the “crucial element in defining the grotesque, however, is the juxtaposition or fusion of contrasting, paradoxical, and incompatible elements, such as an impossible or horrific event narrated matter-of-factly and with great detail, often provoking a humorous response.” Molly Boyd, “The Grotesque,” in The Companion to Southern Literature: Themes, Genres, Places, People, Movements, and Motifs, eds. Joseph M. Flora and Lucinda H. MacKethan (Baton Rouge: Louisiana University Press, 2002) 321–324, 3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